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4.63cm" fo:min-width="20.58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343cm" fo:min-width="0.5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8cm" fo:min-width="0.44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5cm" fo:min-width="2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cm" fo:min-width="20.582cm"/>
    </style:style>
    <style:style style:name="gr7" style:family="graphic" style:parent-style-name="standard">
      <style:graphic-properties draw:textarea-vertical-align="middle" fo:min-height="0.71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343cm" fo:min-width="0.51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38cm" fo:min-width="0.44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25cm" fo:min-width="2.54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38cm" fo:min-width="8.366cm"/>
    </style:style>
    <style:style style:name="gr13" style:family="graphic" style:parent-style-name="standard">
      <style:graphic-properties draw:stroke="none" svg:stroke-width="0cm" svg:stroke-color="#3465a4" draw:marker-start-width="0.05cm" draw:marker-end-width="0.05cm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5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081cm" fo:min-width="0.516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155cm" fo:min-width="0.516cm"/>
    </style:style>
    <style:style style:name="gr17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79cm" fo:min-width="8.366cm"/>
    </style:style>
    <style:style style:name="gr18" style:family="graphic" style:parent-style-name="standard">
      <style:graphic-properties svg:stroke-width="0cm" svg:stroke-color="#ffffff" draw:marker-start-width="0.05cm" draw:marker-end-width="0.05cm" draw:fill="solid" draw:fill-color="#ffffff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textarea-horizontal-align="justify" draw:textarea-vertical-align="middle" draw:auto-grow-height="false" fo:min-height="5.339cm" fo:min-width="5.343cm"/>
    </style:style>
    <style:style style:name="gr21" style:family="graphic" style:parent-style-name="objectwithoutfill">
      <style:graphic-properties draw:fill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23" style:family="graphic" style:parent-style-name="standard">
      <style:graphic-properties draw:textarea-horizontal-align="justify" draw:textarea-vertical-align="middle" draw:auto-grow-height="false" fo:min-height="8.641cm" fo:min-width="5.343cm"/>
    </style:style>
    <style:style style:name="gr24" style:family="graphic" style:parent-style-name="standard">
      <style:graphic-properties draw:textarea-horizontal-align="justify" draw:textarea-vertical-align="middle" draw:auto-grow-height="false" fo:min-height="8.641cm" fo:min-width="7.88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4.88cm" svg:x="1.548cm" svg:y="2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4.35cm" svg:y="5.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894cm" svg:height="3.048cm" svg:x="10.584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048cm" svg:height="1.375cm" svg:x="16.242cm" svg:y="6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3" draw:layer="layout" svg:width="6.858cm" svg:height="1.673cm" svg:x="2.064cm" svg:y="4.748cm">
          <draw:text-box>
            <text:p><text:span text:style-name="T1">void </text:span><text:span text:style-name="T1">(*clear)</text:span><text:span text:style-name="T1">(struct </text:span><text:span text:style-name="T1">cstring </text:span><text:span text:style-name="T1">*)</text:span></text:p>
          </draw:text-box>
        </draw:frame>
        <draw:frame draw:style-name="gr5" draw:text-style-name="P3" draw:layer="layout" svg:width="7.674cm" svg:height="1.673cm" svg:x="7.598cm" svg:y="3.383cm">
          <draw:text-box>
            <text:p><text:span text:style-name="T1">void </text:span><text:span text:style-name="T1">(*length</text:span><text:span text:style-name="T1">)(struct </text:span><text:span text:style-name="T1">cstring </text:span><text:span text:style-name="T1">*)</text:span></text:p>
          </draw:text-box>
        </draw:frame>
        <draw:frame draw:style-name="gr5" draw:text-style-name="P3" draw:layer="layout" svg:width="7.674cm" svg:height="1.673cm" svg:x="14.91cm" svg:y="4.94cm">
          <draw:text-box>
            <text:p><text:span text:style-name="T1">void </text:span><text:span text:style-name="T1">(*max_</text:span><text:span text:style-name="T1">size)</text:span><text:span text:style-name="T1">(struct </text:span><text:span text:style-name="T1">cstring </text:span><text:span text:style-name="T1">*)</text:span></text:p>
          </draw:text-box>
        </draw:frame>
        <draw:custom-shape draw:style-name="gr6" draw:text-style-name="P2" draw:layer="layout" svg:width="21.082cm" svg:height="3.04cm" svg:x="1.548cm" svg:y="11.4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9.063cm" svg:y="1.944cm">
          <draw:text-box>
            <text:p>struct cstring</text:p>
          </draw:text-box>
        </draw:frame>
        <draw:frame draw:style-name="gr7" draw:layer="layout" svg:width="3.048cm" svg:height="0.962cm" svg:x="9.906cm" svg:y="13.923cm">
          <draw:text-box>
            <text:p text:style-name="P4">cstring.c</text:p>
          </draw:text-box>
        </draw:frame>
        <draw:custom-shape draw:style-name="gr8" draw:text-style-name="P5" draw:layer="layout" svg:width="2.032cm" svg:height="1.778cm" svg:x="4.351cm" svg:y="9.6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894cm" svg:height="3.048cm" svg:x="10.585cm" svg:y="8.3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5" draw:layer="layout" svg:width="3.048cm" svg:height="1.375cm" svg:x="16.242cm" svg:y="10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4.315cm" svg:height="0.962cm" svg:x="23.017cm" svg:y="4.302cm">
          <draw:text-box>
            <text:p>INTERFACE</text:p>
          </draw:text-box>
        </draw:frame>
        <draw:frame draw:style-name="gr7" draw:layer="layout" svg:width="4.315cm" svg:height="0.962cm" svg:x="23.018cm" svg:y="11.902cm">
          <draw:text-box>
            <text:p>PLUG-IN</text:p>
          </draw:text-box>
        </draw:frame>
        <draw:frame draw:style-name="gr5" draw:text-style-name="P3" draw:layer="layout" svg:width="8.128cm" svg:height="1.673cm" svg:x="1.778cm" svg:y="11.549cm">
          <draw:text-box>
            <text:p><text:span text:style-name="T1">void </text:span><text:span text:style-name="T1">cstring</text:span><text:span text:style-name="T1">_clear(</text:span><text:span text:style-name="T1">struct </text:span><text:span text:style-name="T1">cstring </text:span><text:span text:style-name="T1">*)</text:span></text:p>
          </draw:text-box>
        </draw:frame>
        <draw:frame draw:style-name="gr5" draw:text-style-name="P3" draw:layer="layout" svg:width="8.128cm" svg:height="1.673cm" svg:x="7.778cm" svg:y="12.35cm">
          <draw:text-box>
            <text:p><text:span text:style-name="T1">void </text:span><text:span text:style-name="T1">cstring</text:span><text:span text:style-name="T1">_length</text:span><text:span text:style-name="T1">(struct </text:span><text:span text:style-name="T1">cstring </text:span><text:span text:style-name="T1">*)</text:span></text:p>
          </draw:text-box>
        </draw:frame>
        <draw:frame draw:style-name="gr5" draw:text-style-name="P3" draw:layer="layout" svg:width="8.998cm" svg:height="1.673cm" svg:x="13.208cm" svg:y="11.451cm">
          <draw:text-box>
            <text:p><text:span text:style-name="T1">void </text:span><text:span text:style-name="T1">cstring</text:span><text:span text:style-name="T1">_max_</text:span><text:span text:style-name="T1">size(str</text:span><text:span text:style-name="T1">uct </text:span><text:span text:style-name="T1">cstring </text:span><text:span text:style-name="T1">*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1.082cm" svg:height="4.88cm" svg:x="3.048cm" svg:y="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5.05cm" svg:y="5.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3.564cm" svg:y="4.348cm">
          <draw:text-box>
            <text:p><text:span text:style-name="T1">DEFIN</text:span><text:span text:style-name="T1">E_UNI</text:span><text:span text:style-name="T1">TTEST</text:span></text:p>
          </draw:text-box>
        </draw:frame>
        <draw:frame draw:style-name="gr5" draw:text-style-name="P3" draw:layer="layout" svg:width="7.674cm" svg:height="1.673cm" svg:x="19.026cm" svg:y="5.95cm">
          <draw:text-box>
            <text:p><text:span text:style-name="T1">run_tes</text:span><text:span text:style-name="T1">t</text:span></text:p>
          </draw:text-box>
        </draw:frame>
        <draw:custom-shape draw:style-name="gr12" draw:text-style-name="P2" draw:layer="layout" svg:width="8.866cm" svg:height="5.788cm" svg:x="3.048cm" svg:y="8.2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10.563cm" svg:y="1.544cm">
          <draw:text-box>
            <text:p>unittest.c</text:p>
          </draw:text-box>
        </draw:frame>
        <draw:frame draw:style-name="gr7" draw:layer="layout" svg:width="5.842cm" svg:height="0.962cm" svg:x="4.548cm" svg:y="13.47cm">
          <draw:text-box>
            <text:p text:style-name="P4">unittest_dummy.c</text:p>
          </draw:text-box>
        </draw:frame>
        <draw:custom-shape draw:style-name="gr8" draw:text-style-name="P5" draw:layer="layout" svg:width="2.032cm" svg:height="1.778cm" svg:x="5.018cm" svg:y="6.5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3.048cm" svg:height="1.27cm" svg:x="18.772cm" svg:y="6.866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3" draw:layer="layout" svg:width="8.128cm" svg:height="5.246cm" svg:x="3.148cm" svg:y="8.303cm">
          <draw:text-box>
            <text:p><text:span text:style-name="T1">DEFIN</text:span><text:span text:style-name="T1">E_UNI</text:span><text:span text:style-name="T1">TTEST</text:span></text:p>
            <text:p><text:span text:style-name="T1"/></text:p>
            <text:p><text:span text:style-name="T1">struct </text:span><text:span text:style-name="T1">unittest </text:span><text:span text:style-name="T1">test_du</text:span><text:span text:style-name="T1">mmy {</text:span></text:p>
            <text:p><text:span text:style-name="T1"><text:s/></text:span><text:span text:style-name="T1">{</text:span></text:p>
            <text:p><text:span text:style-name="T1"><text:tab/></text:span><text:span text:style-name="T1">.init = </text:span><text:span text:style-name="T1">test_du</text:span><text:span text:style-name="T1">mmy_i</text:span><text:span text:style-name="T1">nit,</text:span></text:p>
            <text:p><text:span text:style-name="T1"><text:tab/></text:span><text:span text:style-name="T1">.final = </text:span><text:span text:style-name="T1">test_du</text:span><text:span text:style-name="T1">mmy_fi</text:span><text:span text:style-name="T1">nal,</text:span></text:p>
            <text:p><text:span text:style-name="T1"><text:tab/></text:span><text:span text:style-name="T1">.run = </text:span><text:span text:style-name="T1">test_du</text:span><text:span text:style-name="T1">mmy_r</text:span><text:span text:style-name="T1">un,</text:span></text:p>
            <text:p><text:span text:style-name="T1"><text:tab/></text:span><text:span text:style-name="T1">.priv = </text:span><text:span text:style-name="T1">&amp;pdata,</text:span></text:p>
            <text:p><text:span text:style-name="T1">};</text:span></text:p>
          </draw:text-box>
        </draw:frame>
        <draw:custom-shape draw:style-name="gr15" draw:text-style-name="P2" draw:layer="layout" svg:width="2.032cm" svg:height="0.993cm" svg:x="8.551cm" svg:y="6.0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.032cm" svg:height="1.215cm" svg:x="8.519cm" svg:y="7.0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8.064cm" svg:y="5.149cm">
          <draw:text-box>
            <text:p><text:span text:style-name="T1">struct </text:span><text:span text:style-name="T1">unittest</text:span></text:p>
          </draw:text-box>
        </draw:frame>
        <draw:custom-shape draw:style-name="gr17" draw:text-style-name="P7" draw:layer="layout" svg:width="8.866cm" svg:height="3.04cm" svg:x="15.434cm" svg:y="8.25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74cm" svg:height="1.673cm" svg:x="18.08cm" svg:y="9.719cm">
          <draw:text-box>
            <text:p><text:span text:style-name="T1">run_tes</text:span><text:span text:style-name="T1">t</text:span></text:p>
          </draw:text-box>
        </draw:frame>
        <draw:custom-shape draw:style-name="gr18" draw:text-style-name="P2" draw:layer="layout" svg:width="3.048cm" svg:height="1.27cm" svg:x="18.872cm" svg:y="8.19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5.842cm" svg:height="0.962cm" svg:x="16.948cm" svg:y="10.77cm">
          <draw:text-box>
            <text:p text:style-name="P4">unittest_main.c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3" draw:layer="layout" svg:width="4.726cm" svg:height="1.361cm" svg:x="4.164cm" svg:y="3.719cm">
          <draw:text-box>
            <text:p><text:span text:style-name="T1">USER </text:span><text:span text:style-name="T1">ID (4-</text:span><text:span text:style-name="T1">digit)</text:span></text:p>
          </draw:text-box>
        </draw:frame>
        <draw:frame draw:style-name="gr19" draw:text-style-name="P3" draw:layer="layout" svg:width="6.25cm" svg:height="1.361cm" svg:x="3.656cm" svg:y="6.35cm">
          <draw:text-box>
            <text:p><text:span text:style-name="T1">PROD</text:span><text:span text:style-name="T1">UCT ID </text:span><text:span text:style-name="T1">(4-digit)</text:span></text:p>
          </draw:text-box>
        </draw:frame>
        <draw:frame draw:style-name="gr19" draw:text-style-name="P3" draw:layer="layout" svg:width="6.25cm" svg:height="1.361cm" svg:x="19.288cm" svg:y="4.572cm">
          <draw:text-box>
            <text:p><text:span text:style-name="T1">SERIA</text:span><text:span text:style-name="T1">L (12-</text:span><text:span text:style-name="T1">digit)</text:span></text:p>
            <text:p><text:span text:style-name="T1">XXXX-</text:span><text:span text:style-name="T1">XXXX-</text:span><text:span text:style-name="T1">XXXX</text:span></text:p>
          </draw:text-box>
        </draw:frame>
        <draw:custom-shape draw:style-name="gr20" draw:text-style-name="P5" draw:layer="layout" svg:width="5.842cm" svg:height="5.588cm" svg:x="11.176cm" svg:y="2.5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8.99cm" svg:y1="4.11cm" svg:x2="11.276cm" svg:y2="4.11cm">
          <text:p/>
        </draw:line>
        <draw:line draw:style-name="gr21" draw:text-style-name="P8" draw:layer="layout" svg:x1="8.99cm" svg:y1="6.81cm" svg:x2="11.276cm" svg:y2="6.81cm">
          <text:p/>
        </draw:line>
        <draw:line draw:style-name="gr21" draw:text-style-name="P8" draw:layer="layout" svg:x1="16.89cm" svg:y1="5.31cm" svg:x2="19.176cm" svg:y2="5.31cm">
          <text:p/>
        </draw:line>
        <draw:frame draw:style-name="gr22" draw:text-style-name="P3" draw:layer="layout" svg:width="3.71cm" svg:height="1.095cm" svg:x="12.465cm" svg:y="5.022cm">
          <draw:text-box>
            <text:p><text:span text:style-name="T1">CRYPT</text:span><text:span text:style-name="T1">O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3" draw:layer="layout" svg:width="4.726cm" svg:height="1.361cm" svg:x="4.164cm" svg:y="3.719cm">
          <draw:text-box>
            <text:p><text:span text:style-name="T1">USER </text:span><text:span text:style-name="T1">ID (4-</text:span><text:span text:style-name="T1">digit)</text:span></text:p>
          </draw:text-box>
        </draw:frame>
        <draw:frame draw:style-name="gr19" draw:text-style-name="P3" draw:layer="layout" svg:width="6.25cm" svg:height="1.361cm" svg:x="3.656cm" svg:y="4.65cm">
          <draw:text-box>
            <text:p><text:span text:style-name="T1">PROD</text:span><text:span text:style-name="T1">UCT ID </text:span><text:span text:style-name="T1">(4-digit)</text:span></text:p>
          </draw:text-box>
        </draw:frame>
        <draw:frame draw:style-name="gr19" draw:text-style-name="P3" draw:layer="layout" svg:width="6.25cm" svg:height="1.361cm" svg:x="19.288cm" svg:y="6.172cm">
          <draw:text-box>
            <text:p><text:span text:style-name="T1">SERIA</text:span><text:span text:style-name="T1">L (12-</text:span><text:span text:style-name="T1">digit)</text:span></text:p>
            <text:p><text:span text:style-name="T1">XXXX-</text:span><text:span text:style-name="T1">XXXX-</text:span><text:span text:style-name="T1">XXXX</text:span></text:p>
          </draw:text-box>
        </draw:frame>
        <draw:custom-shape draw:style-name="gr23" draw:text-style-name="P5" draw:layer="layout" svg:width="5.842cm" svg:height="8.89cm" svg:x="11.176cm" svg:y="2.54cm">
          <text:p/>
          <draw:enhanced-geometry svg:viewBox="0 0 21600 21600" draw:text-areas="0 0 21600 21600" draw:type="pentagon-right" draw:modifiers="16199.075817217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8.99cm" svg:y1="4.11cm" svg:x2="11.276cm" svg:y2="4.11cm">
          <text:p/>
        </draw:line>
        <draw:line draw:style-name="gr21" draw:text-style-name="P8" draw:layer="layout" svg:x1="8.99cm" svg:y1="5.01cm" svg:x2="11.276cm" svg:y2="5.01cm">
          <text:p/>
        </draw:line>
        <draw:line draw:style-name="gr21" draw:text-style-name="P8" draw:layer="layout" svg:x1="16.89cm" svg:y1="6.91cm" svg:x2="19.176cm" svg:y2="6.91cm">
          <text:p/>
        </draw:line>
        <draw:frame draw:style-name="gr22" draw:text-style-name="P3" draw:layer="layout" svg:width="3.71cm" svg:height="1.095cm" svg:x="12.465cm" svg:y="5.022cm">
          <draw:text-box>
            <text:p><text:span text:style-name="T1">CRYPT</text:span><text:span text:style-name="T1">O</text:span></text:p>
          </draw:text-box>
        </draw:frame>
        <draw:line draw:style-name="gr21" draw:text-style-name="P8" draw:layer="layout" svg:x1="8.99cm" svg:y1="6.61cm" svg:x2="11.276cm" svg:y2="6.61cm">
          <text:p/>
        </draw:line>
        <draw:frame draw:style-name="gr19" draw:text-style-name="P3" draw:layer="layout" svg:width="6.25cm" svg:height="1.361cm" svg:x="6.096cm" svg:y="6.151cm">
          <draw:text-box>
            <text:p><text:span text:style-name="T1">?? (?-</text:span><text:span text:style-name="T1">digit)</text:span></text:p>
          </draw:text-box>
        </draw:frame>
        <draw:line draw:style-name="gr21" draw:text-style-name="P8" draw:layer="layout" svg:x1="8.99cm" svg:y1="10.71cm" svg:x2="11.276cm" svg:y2="10.71cm">
          <text:p/>
        </draw:line>
        <draw:frame draw:style-name="gr19" draw:text-style-name="P3" draw:layer="layout" svg:width="6.25cm" svg:height="1.361cm" svg:x="6.096cm" svg:y="10.252cm">
          <draw:text-box>
            <text:p><text:span text:style-name="T1">?? (?-</text:span><text:span text:style-name="T1">digit)</text:span></text:p>
          </draw:text-box>
        </draw:frame>
        <draw:frame draw:style-name="gr19" draw:text-style-name="P10" draw:layer="layout" svg:width="6.25cm" svg:height="1.361cm" svg:x="8.944cm" svg:y="9.207cm">
          <draw:text-box>
            <text:p text:style-name="P9"><text:span text:style-name="T2">…</text:span><text:span text:style-name="T2">...</text:span></text:p>
          </draw:text-box>
        </draw:frame>
        <draw:line draw:style-name="gr21" draw:text-style-name="P8" draw:layer="layout" svg:x1="8.99cm" svg:y1="7.711cm" svg:x2="11.276cm" svg:y2="7.711cm">
          <text:p/>
        </draw:line>
        <draw:frame draw:style-name="gr19" draw:text-style-name="P3" draw:layer="layout" svg:width="6.25cm" svg:height="1.361cm" svg:x="6.096cm" svg:y="7.352cm">
          <draw:text-box>
            <text:p><text:span text:style-name="T1">?? (?-</text:span><text:span text:style-name="T1">digit)</text:span></text:p>
          </draw:text-box>
        </draw:frame>
        <draw:line draw:style-name="gr21" draw:text-style-name="P8" draw:layer="layout" svg:x1="8.99cm" svg:y1="8.812cm" svg:x2="11.276cm" svg:y2="8.812cm">
          <text:p/>
        </draw:line>
        <draw:frame draw:style-name="gr19" draw:text-style-name="P3" draw:layer="layout" svg:width="6.25cm" svg:height="1.361cm" svg:x="6.096cm" svg:y="8.453cm">
          <draw:text-box>
            <text:p><text:span text:style-name="T1">?? (?-</text:span><text:span text:style-name="T1">digit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9" draw:text-style-name="P3" draw:layer="layout" svg:width="4.726cm" svg:height="1.361cm" svg:x="2.864cm" svg:y="3.719cm">
          <draw:text-box>
            <text:p><text:span text:style-name="T1">USER </text:span><text:span text:style-name="T1">ID (4-</text:span><text:span text:style-name="T1">digit)</text:span></text:p>
          </draw:text-box>
        </draw:frame>
        <draw:frame draw:style-name="gr19" draw:text-style-name="P3" draw:layer="layout" svg:width="6.25cm" svg:height="1.361cm" svg:x="2.356cm" svg:y="4.65cm">
          <draw:text-box>
            <text:p><text:span text:style-name="T1">PROD</text:span><text:span text:style-name="T1">UCT ID </text:span><text:span text:style-name="T1">(4-digit)</text:span></text:p>
          </draw:text-box>
        </draw:frame>
        <draw:frame draw:style-name="gr19" draw:text-style-name="P3" draw:layer="layout" svg:width="6.25cm" svg:height="1.361cm" svg:x="20.588cm" svg:y="6.172cm">
          <draw:text-box>
            <text:p><text:span text:style-name="T1">SERIA</text:span><text:span text:style-name="T1">L (12-</text:span><text:span text:style-name="T1">digit)</text:span></text:p>
            <text:p><text:span text:style-name="T1">XXXX-</text:span><text:span text:style-name="T1">XXXX-</text:span><text:span text:style-name="T1">XXXX</text:span></text:p>
          </draw:text-box>
        </draw:frame>
        <draw:custom-shape draw:style-name="gr24" draw:text-style-name="P5" draw:layer="layout" svg:width="8.382cm" svg:height="8.89cm" svg:x="9.906cm" svg:y="2.54cm">
          <text:p/>
          <draw:enhanced-geometry svg:viewBox="0 0 21600 21600" draw:text-areas="0 0 21600 21600" draw:type="pentagon-right" draw:modifiers="17835.52427531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7.69cm" svg:y1="4.11cm" svg:x2="9.976cm" svg:y2="4.11cm">
          <text:p/>
        </draw:line>
        <draw:line draw:style-name="gr21" draw:text-style-name="P8" draw:layer="layout" svg:x1="7.69cm" svg:y1="5.01cm" svg:x2="9.976cm" svg:y2="5.01cm">
          <text:p/>
        </draw:line>
        <draw:line draw:style-name="gr21" draw:text-style-name="P8" draw:layer="layout" svg:x1="18.19cm" svg:y1="6.91cm" svg:x2="20.476cm" svg:y2="6.91cm">
          <text:p/>
        </draw:line>
        <draw:frame draw:style-name="gr25" draw:text-style-name="P3" draw:layer="layout" svg:width="4.826cm" svg:height="3.581cm" svg:x="11.684cm" svg:y="5.022cm">
          <draw:text-box>
            <text:p><text:span text:style-name="T1">CRYPTO</text:span></text:p>
            <text:p><text:span text:style-name="T1"/></text:p>
            <text:p><text:span text:style-name="T1">Interface to </text:span><text:span text:style-name="T1">register</text:span></text:p>
            <text:p><text:span text:style-name="T1">- name</text:span></text:p>
            <text:p><text:span text:style-name="T1">- digit</text:span></text:p>
            <text:p><text:span text:style-name="T1">- crypto function</text:span></text:p>
          </draw:text-box>
        </draw:frame>
        <draw:line draw:style-name="gr21" draw:text-style-name="P8" draw:layer="layout" svg:x1="7.69cm" svg:y1="6.61cm" svg:x2="9.976cm" svg:y2="6.61cm">
          <text:p/>
        </draw:line>
        <draw:frame draw:style-name="gr19" draw:text-style-name="P3" draw:layer="layout" svg:width="6.25cm" svg:height="1.361cm" svg:x="4.796cm" svg:y="6.151cm">
          <draw:text-box>
            <text:p><text:span text:style-name="T1">?? (?-digit)</text:span></text:p>
          </draw:text-box>
        </draw:frame>
        <draw:line draw:style-name="gr21" draw:text-style-name="P8" draw:layer="layout" svg:x1="7.69cm" svg:y1="10.71cm" svg:x2="9.976cm" svg:y2="10.71cm">
          <text:p/>
        </draw:line>
        <draw:frame draw:style-name="gr19" draw:text-style-name="P3" draw:layer="layout" svg:width="6.25cm" svg:height="1.361cm" svg:x="4.796cm" svg:y="10.252cm">
          <draw:text-box>
            <text:p><text:span text:style-name="T1">?? (?-digit)</text:span></text:p>
          </draw:text-box>
        </draw:frame>
        <draw:frame draw:style-name="gr19" draw:text-style-name="P10" draw:layer="layout" svg:width="6.25cm" svg:height="1.361cm" svg:x="7.874cm" svg:y="9.144cm">
          <draw:text-box>
            <text:p text:style-name="P9"><text:span text:style-name="T2">…</text:span><text:span text:style-name="T2">...</text:span></text:p>
          </draw:text-box>
        </draw:frame>
        <draw:line draw:style-name="gr21" draw:text-style-name="P8" draw:layer="layout" svg:x1="7.69cm" svg:y1="7.711cm" svg:x2="9.976cm" svg:y2="7.711cm">
          <text:p/>
        </draw:line>
        <draw:frame draw:style-name="gr19" draw:text-style-name="P3" draw:layer="layout" svg:width="6.25cm" svg:height="1.361cm" svg:x="4.796cm" svg:y="7.352cm">
          <draw:text-box>
            <text:p><text:span text:style-name="T1">?? (?-digit)</text:span></text:p>
          </draw:text-box>
        </draw:frame>
        <draw:line draw:style-name="gr21" draw:text-style-name="P8" draw:layer="layout" svg:x1="7.69cm" svg:y1="8.812cm" svg:x2="9.976cm" svg:y2="8.812cm">
          <text:p/>
        </draw:line>
        <draw:frame draw:style-name="gr19" draw:text-style-name="P3" draw:layer="layout" svg:width="6.25cm" svg:height="1.361cm" svg:x="4.896cm" svg:y="8.453cm">
          <draw:text-box>
            <text:p><text:span text:style-name="T1">?? (?-digit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2:27:52.229978130</meta:creation-date>
    <dc:date>2019-02-12T15:51:05.601471802</dc:date>
    <meta:editing-duration>PT13M25S</meta:editing-duration>
    <meta:editing-cycles>4</meta:editing-cycles>
    <meta:generator>LibreOffice/6.0.7.3$Linux_X86_64 LibreOffice_project/00m0$Build-3</meta:generator>
    <meta:document-statistic meta:object-count="108"/>
  </office:meta>
</office:document-meta>
</file>